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jadeeep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hari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moni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hema</text:p>
          </table:table-cell>
          <table:table-cell office:value-type="float" office:value="1092" calcext:value-type="float">
            <text:p>1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8:16:08.198854431</meta:creation-date>
    <dc:date>2019-07-17T18:18:09.358928292</dc:date>
    <meta:editing-duration>PT2M2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